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style:font-name="Arial1" fo:font-size="12pt" fo:font-style="normal" fo:font-weight="normal" officeooo:rsid="007e1b17" officeooo:paragraph-rsid="007e1b17"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style:font-name="Arial1"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style:font-name="Arial1"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style:font-name="Arial1"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ba9aa" officeooo:paragraph-rsid="006ba9aa"/>
    </style:style>
    <style:style style:name="P79" style:family="paragraph" style:parent-style-name="Standard">
      <style:text-properties fo:color="#729fcf"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80" style:family="paragraph" style:parent-style-name="Standard">
      <style:text-properties fo:color="#729fcf"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81" style:family="paragraph" style:parent-style-name="Standard">
      <style:text-properties officeooo:paragraph-rsid="0074abb4"/>
    </style:style>
    <style:style style:name="P82" style:family="paragraph" style:parent-style-name="Standard">
      <style:text-properties officeooo:paragraph-rsid="005ee02f"/>
    </style:style>
    <style:style style:name="P83" style:family="paragraph" style:parent-style-name="Standard">
      <style:text-properties officeooo:paragraph-rsid="005d3794"/>
    </style:style>
    <style:style style:name="P84" style:family="paragraph" style:parent-style-name="Standard">
      <style:text-properties officeooo:paragraph-rsid="0064e9dc"/>
    </style:style>
    <style:style style:name="P85" style:family="paragraph" style:parent-style-name="Standard">
      <style:text-properties officeooo:paragraph-rsid="00742613"/>
    </style:style>
    <style:style style:name="P86" style:family="paragraph" style:parent-style-name="Standard">
      <style:text-properties officeooo:rsid="00ae38ca" officeooo:paragraph-rsid="00ae38ca"/>
    </style:style>
    <style:style style:name="P87" style:family="paragraph" style:parent-style-name="Standard">
      <style:text-properties officeooo:rsid="0074027a" officeooo:paragraph-rsid="0074027a"/>
    </style:style>
    <style:style style:name="P88" style:family="paragraph" style:parent-style-name="Standard">
      <style:text-properties officeooo:paragraph-rsid="0061dc41"/>
    </style:style>
    <style:style style:name="P89" style:family="paragraph" style:parent-style-name="Standard">
      <style:text-properties officeooo:rsid="0054f08c" officeooo:paragraph-rsid="0054f08c"/>
    </style:style>
    <style:style style:name="P90" style:family="paragraph" style:parent-style-name="Standard">
      <style:text-properties officeooo:paragraph-rsid="0047cd17"/>
    </style:style>
    <style:style style:name="P91" style:family="paragraph" style:parent-style-name="Standard">
      <style:text-properties officeooo:rsid="00c2a1ef" officeooo:paragraph-rsid="00c2a1ef"/>
    </style:style>
    <style:style style:name="P92" style:family="paragraph" style:parent-style-name="Standard">
      <style:text-properties officeooo:paragraph-rsid="00e36a3b"/>
    </style:style>
    <style:style style:name="P93" style:family="paragraph" style:parent-style-name="Standard">
      <style:text-properties officeooo:paragraph-rsid="00e9f6b2"/>
    </style:style>
    <style:style style:name="P94" style:family="paragraph" style:parent-style-name="Standard">
      <style:text-properties officeooo:paragraph-rsid="00edb013"/>
    </style:style>
    <style:style style:name="P95" style:family="paragraph" style:parent-style-name="Standard">
      <style:text-properties officeooo:paragraph-rsid="006958c2"/>
    </style:style>
    <style:style style:name="P96" style:family="paragraph" style:parent-style-name="Standard">
      <style:paragraph-properties fo:break-before="page"/>
      <style:text-properties officeooo:rsid="009a9b16" officeooo:paragraph-rsid="009a9b16"/>
    </style:style>
    <style:style style:name="P97" style:family="paragraph" style:parent-style-name="Heading_20_2">
      <style:paragraph-properties fo:break-before="page"/>
      <style:text-properties fo:color="#729fcf"/>
    </style:style>
    <style:style style:name="P98" style:family="paragraph" style:parent-style-name="Heading_20_2">
      <style:paragraph-properties fo:break-before="page"/>
      <style:text-properties fo:color="#729fcf"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99" style:family="paragraph" style:parent-style-name="Heading_20_2">
      <style:paragraph-properties fo:break-before="page"/>
      <style:text-properties fo:color="#729fcf"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00" style:family="paragraph" style:parent-style-name="Heading_20_2">
      <style:paragraph-properties fo:break-before="page"/>
      <style:text-properties fo:color="#729fcf"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01" style:family="paragraph" style:parent-style-name="Heading_20_2">
      <style:paragraph-properties fo:break-before="page"/>
      <style:text-properties fo:color="#729fcf"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02" style:family="paragraph" style:parent-style-name="Heading_20_2">
      <style:paragraph-properties fo:break-before="page"/>
      <style:text-properties fo:color="#729fcf" style:font-name="Arial1" fo:font-size="12pt" fo:font-style="normal" fo:font-weight="bold" officeooo:rsid="00650822" officeooo:paragraph-rsid="007cd0c4" style:font-name-asian="Microsoft YaHei" style:font-size-asian="10.5pt" style:font-style-asian="normal" style:font-weight-asian="bold" style:font-name-complex="Arial" style:font-size-complex="12pt" style:font-style-complex="normal" style:font-weight-complex="bold"/>
    </style:style>
    <style:style style:name="P103" style:family="paragraph" style:parent-style-name="Heading_20_2">
      <style:paragraph-properties fo:break-before="page"/>
      <style:text-properties fo:color="#729fcf"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04" style:family="paragraph" style:parent-style-name="Heading_20_2">
      <style:paragraph-properties fo:break-before="page"/>
      <style:text-properties fo:color="#729fcf"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05" style:family="paragraph" style:parent-style-name="Heading_20_2">
      <style:paragraph-properties fo:break-before="page"/>
      <style:text-properties fo:color="#729fcf"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06" style:family="paragraph" style:parent-style-name="Heading_20_2">
      <style:paragraph-properties fo:break-before="page"/>
      <style:text-properties fo:color="#729fcf"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07" style:family="paragraph" style:parent-style-name="Heading_20_2">
      <style:paragraph-properties fo:break-before="page"/>
      <style:text-properties fo:color="#729fcf"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08" style:family="paragraph" style:parent-style-name="Heading_20_2">
      <style:paragraph-properties fo:break-before="page"/>
      <style:text-properties fo:color="#729fcf"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09" style:family="paragraph" style:parent-style-name="Heading_20_2">
      <style:paragraph-properties fo:break-before="page"/>
      <style:text-properties fo:color="#729fcf"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10" style:family="paragraph" style:parent-style-name="Heading_20_2">
      <style:paragraph-properties fo:break-before="page"/>
      <style:text-properties officeooo:paragraph-rsid="0049552b"/>
    </style:style>
    <style:style style:name="P111" style:family="paragraph" style:parent-style-name="Standard" style:list-style-name="L1">
      <style:text-properties fo:color="#000000" style:font-name="Arial1" fo:font-size="12pt" fo:font-weight="normal" officeooo:rsid="0049552b" officeooo:paragraph-rsid="0049552b" style:font-size-asian="10.5pt" style:font-weight-asian="normal" style:font-size-complex="12pt" style:font-weight-complex="normal"/>
    </style:style>
    <style:style style:name="P112" style:family="paragraph" style:parent-style-name="Standard" style:list-style-name="L1">
      <style:text-properties fo:color="#000000" style:font-name="Arial1" fo:font-size="12pt" fo:font-weight="normal" officeooo:rsid="00794dde" officeooo:paragraph-rsid="00794dde" style:font-size-asian="10.5pt" style:font-weight-asian="normal" style:font-size-complex="12pt" style:font-weight-complex="normal"/>
    </style:style>
    <style:style style:name="P113" style:family="paragraph" style:parent-style-name="Standard" style:list-style-name="L6">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14" style:family="paragraph" style:parent-style-name="Standard" style:list-style-name="L7">
      <style:text-properties fo:color="#0000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15" style:family="paragraph" style:parent-style-name="Standard" style:list-style-name="L7">
      <style:text-properties fo:color="#0000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16" style:family="paragraph" style:parent-style-name="Standard" style:list-style-name="L7">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17" style:family="paragraph" style:parent-style-name="Standard" style:list-style-name="L7">
      <style:text-properties fo:color="#0000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18" style:family="paragraph" style:parent-style-name="Standard" style:list-style-name="L7">
      <style:text-properties fo:color="#0000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19" style:family="paragraph" style:parent-style-name="Standard" style:list-style-name="L7">
      <style:text-properties fo:color="#0000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20" style:family="paragraph" style:parent-style-name="Standard" style:list-style-name="L7">
      <style:text-properties fo:color="#0000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21" style:family="paragraph" style:parent-style-name="Standard" style:list-style-name="L8">
      <style:text-properties fo:color="#0000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22" style:family="paragraph" style:parent-style-name="Standard" style:list-style-name="L8">
      <style:text-properties fo:color="#0000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23" style:family="paragraph" style:parent-style-name="Standard" style:list-style-name="L8">
      <style:text-properties fo:color="#0000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24" style:family="paragraph" style:parent-style-name="Standard" style:list-style-name="L8">
      <style:text-properties fo:color="#0000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25" style:family="paragraph" style:parent-style-name="Standard" style:list-style-name="L9">
      <style:text-properties fo:color="#0000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26" style:family="paragraph" style:parent-style-name="Standard" style:list-style-name="L10">
      <style:text-properties fo:color="#0000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27" style:family="paragraph" style:parent-style-name="Standard" style:list-style-name="L11">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28" style:family="paragraph" style:parent-style-name="Standard" style:list-style-name="L11">
      <style:text-properties fo:color="#0000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29" style:family="paragraph" style:parent-style-name="Standard" style:list-style-name="L12">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30" style:family="paragraph" style:parent-style-name="Standard" style:list-style-name="L12">
      <style:text-properties fo:color="#0000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31" style:family="paragraph" style:parent-style-name="Standard" style:list-style-name="L12">
      <style:text-properties fo:color="#0000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32" style:family="paragraph" style:parent-style-name="Standard" style:list-style-name="L13">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33" style:family="paragraph" style:parent-style-name="Standard" style:list-style-name="L14">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34" style:family="paragraph" style:parent-style-name="Standard" style:list-style-name="L14">
      <style:text-properties fo:color="#0000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35" style:family="paragraph" style:parent-style-name="Standard" style:list-style-name="L14">
      <style:text-properties fo:color="#0000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36" style:family="paragraph" style:parent-style-name="Standard" style:list-style-name="L14">
      <style:text-properties fo:color="#0000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37" style:family="paragraph" style:parent-style-name="Standard" style:list-style-name="L14">
      <style:text-properties fo:color="#0000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38" style:family="paragraph" style:parent-style-name="Standard" style:list-style-name="L14">
      <style:text-properties fo:color="#0000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39" style:family="paragraph" style:parent-style-name="Standard" style:list-style-name="L14">
      <style:text-properties fo:color="#0000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40" style:family="paragraph" style:parent-style-name="Standard" style:list-style-name="L14">
      <style:text-properties fo:color="#0000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41" style:family="paragraph" style:parent-style-name="Standard" style:list-style-name="L14">
      <style:text-properties fo:color="#0000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42" style:family="paragraph" style:parent-style-name="Standard" style:list-style-name="L15">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43" style:family="paragraph" style:parent-style-name="Standard" style:list-style-name="L15">
      <style:text-properties fo:color="#0000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44" style:family="paragraph" style:parent-style-name="Standard" style:list-style-name="L15">
      <style:text-properties fo:color="#0000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45" style:family="paragraph" style:parent-style-name="Standard" style:list-style-name="L15">
      <style:text-properties fo:color="#0000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46" style:family="paragraph" style:parent-style-name="Standard" style:list-style-name="L15">
      <style:text-properties fo:color="#0000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47" style:family="paragraph" style:parent-style-name="Standard" style:list-style-name="L15">
      <style:text-properties fo:color="#0000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148" style:family="paragraph" style:parent-style-name="Standard" style:list-style-name="L15">
      <style:text-properties fo:color="#0000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49" style:family="paragraph" style:parent-style-name="Standard" style:list-style-name="L15">
      <style:text-properties fo:color="#0000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16">
      <style:text-properties fo:color="#0000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16">
      <style:text-properties fo:color="#0000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17">
      <style:text-properties fo:color="#0000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17">
      <style:text-properties fo:color="#0000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2">
      <style:text-properties officeooo:rsid="004ce80a" officeooo:paragraph-rsid="004ce80a"/>
    </style:style>
    <style:style style:name="P155" style:family="paragraph" style:parent-style-name="Standard" style:list-style-name="L2">
      <style:text-properties officeooo:rsid="004ce80a" officeooo:paragraph-rsid="00fa68e4"/>
    </style:style>
    <style:style style:name="P156" style:family="paragraph" style:parent-style-name="Standard" style:list-style-name="L2">
      <style:text-properties officeooo:rsid="00adbf1e" officeooo:paragraph-rsid="00fa68e4"/>
    </style:style>
    <style:style style:name="P157" style:family="paragraph" style:parent-style-name="Standard" style:list-style-name="L2">
      <style:text-properties officeooo:rsid="00f86871" officeooo:paragraph-rsid="00f86871"/>
    </style:style>
    <style:style style:name="P158" style:family="paragraph" style:parent-style-name="Standard" style:list-style-name="L2">
      <style:text-properties officeooo:rsid="0078a63e" officeooo:paragraph-rsid="0078a63e"/>
    </style:style>
    <style:style style:name="P159" style:family="paragraph" style:parent-style-name="Standard" style:list-style-name="L3">
      <style:text-properties officeooo:rsid="0056185e" officeooo:paragraph-rsid="0056185e"/>
    </style:style>
    <style:style style:name="P160" style:family="paragraph" style:parent-style-name="Standard" style:list-style-name="L4">
      <style:text-properties officeooo:rsid="00731b80" officeooo:paragraph-rsid="00731b80"/>
    </style:style>
    <style:style style:name="P161" style:family="paragraph" style:parent-style-name="Standard" style:list-style-name="L4">
      <style:text-properties officeooo:rsid="00ae38ca" officeooo:paragraph-rsid="00ae38ca"/>
    </style:style>
    <style:style style:name="P162" style:family="paragraph" style:parent-style-name="Standard" style:list-style-name="L5">
      <style:text-properties officeooo:rsid="00ae38ca" officeooo:paragraph-rsid="00ae38ca"/>
    </style:style>
    <style:style style:name="P163" style:family="paragraph" style:parent-style-name="Standard" style:list-style-name="L7">
      <style:text-properties officeooo:paragraph-rsid="00515e87"/>
    </style:style>
    <style:style style:name="P164" style:family="paragraph" style:parent-style-name="Standard" style:list-style-name="L7">
      <style:text-properties officeooo:rsid="00507965" officeooo:paragraph-rsid="00515e87"/>
    </style:style>
    <style:style style:name="P165" style:family="paragraph" style:parent-style-name="Standard" style:list-style-name="L8">
      <style:text-properties officeooo:rsid="0082b4bd" officeooo:paragraph-rsid="0082b4bd"/>
    </style:style>
    <style:style style:name="P166" style:family="paragraph" style:parent-style-name="Standard" style:list-style-name="L12">
      <style:text-properties officeooo:paragraph-rsid="0075cab7"/>
    </style:style>
    <style:style style:name="P167" style:family="paragraph" style:parent-style-name="Standard" style:list-style-name="L12">
      <style:text-properties officeooo:rsid="00eb7bbc" officeooo:paragraph-rsid="00eb7bbc"/>
    </style:style>
    <style:style style:name="P168" style:family="paragraph" style:parent-style-name="Standard" style:list-style-name="L15">
      <style:text-properties officeooo:paragraph-rsid="008645a2"/>
    </style:style>
    <style:style style:name="P169" style:family="paragraph" style:parent-style-name="Standard" style:list-style-name="L16">
      <style:text-properties officeooo:paragraph-rsid="00e36a3b"/>
    </style:style>
    <style:style style:name="P170" style:family="paragraph" style:parent-style-name="Standard" style:list-style-name="L16">
      <style:text-properties officeooo:rsid="00e742d1" officeooo:paragraph-rsid="00e742d1"/>
    </style:style>
    <style:style style:name="P171" style:family="paragraph" style:parent-style-name="Standard" style:list-style-name="L17">
      <style:text-properties officeooo:paragraph-rsid="00e9f6b2"/>
    </style:style>
    <style:style style:name="P172" style:family="paragraph" style:parent-style-name="Standard" style:list-style-name="L4">
      <style:text-properties officeooo:rsid="01056a16" officeooo:paragraph-rsid="01056a16"/>
    </style:style>
    <style:style style:name="T1" style:family="text">
      <style:text-properties fo:color="#0000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3" style:family="text">
      <style:text-properties fo:color="#0000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style:font-name="Arial1" fo:font-size="15pt" fo:font-weight="bold" officeooo:rsid="002b79ef" style:font-size-asian="15pt" style:font-weight-asian="bold" style:font-size-complex="15pt" style:font-weight-complex="bold"/>
    </style:style>
    <style:style style:name="T53" style:family="text">
      <style:text-properties fo:color="#000000" style:font-name="Arial1" fo:font-size="15pt" fo:font-weight="bold" officeooo:rsid="0047cd17" style:font-size-asian="15pt" style:font-weight-asian="bold" style:font-size-complex="15pt" style:font-weight-complex="bold"/>
    </style:style>
    <style:style style:name="T54" style:family="text">
      <style:text-properties fo:color="#000000" style:font-name="Arial1" fo:font-size="15pt" fo:font-weight="normal" style:font-size-asian="15pt" style:font-weight-asian="normal" style:font-size-complex="15pt" style:font-weight-complex="normal"/>
    </style:style>
    <style:style style:name="T55" style:family="text">
      <style:text-properties fo:color="#000000" style:font-name="Arial1" fo:font-size="15pt" fo:font-weight="normal" officeooo:rsid="0047cd17" style:font-size-asian="15pt" style:font-weight-asian="normal" style:font-size-complex="15pt" style:font-weight-complex="normal"/>
    </style:style>
    <style:style style:name="T56" style:family="text">
      <style:text-properties fo:color="#000000" style:font-name="Arial1" fo:font-size="15pt" fo:font-weight="normal" officeooo:rsid="002b79ef" style:font-size-asian="15pt" style:font-weight-asian="normal" style:font-size-complex="15pt" style:font-weight-complex="normal"/>
    </style:style>
    <style:style style:name="T57" style:family="text">
      <style:text-properties fo:color="#000000" style:font-name="Arial1" fo:font-size="15pt" fo:font-weight="normal" officeooo:rsid="00724233" style:font-size-asian="15pt" style:font-weight-asian="normal" style:font-size-complex="15pt" style:font-weight-complex="normal"/>
    </style:style>
    <style:style style:name="T58" style:family="text">
      <style:text-properties fo:color="#000000" style:font-name="Arial1" fo:font-size="15pt" fo:font-weight="normal" officeooo:rsid="0095f87e" style:font-size-asian="15pt" style:font-weight-asian="normal" style:font-size-complex="15pt" style:font-weight-complex="normal"/>
    </style:style>
    <style:style style:name="T59" style:family="text">
      <style:text-properties officeooo:rsid="0047cd17"/>
    </style:style>
    <style:style style:name="T60" style:family="text">
      <style:text-properties fo:color="#729fcf"/>
    </style:style>
    <style:style style:name="T61" style:family="text">
      <style:text-properties fo:color="#729fcf" officeooo:rsid="0047cd17"/>
    </style:style>
    <style:style style:name="T62" style:family="text">
      <style:text-properties fo:color="#729fcf" officeooo:rsid="0011efd2"/>
    </style:style>
    <style:style style:name="T63" style:family="text">
      <style:text-properties fo:color="#729fcf" style:font-name="Liberation Sans" fo:font-size="28pt" fo:font-weight="bold" officeooo:rsid="0011efd2" style:font-name-asian="Microsoft YaHei" style:font-size-asian="28pt" style:font-weight-asian="bold" style:font-name-complex="Arial" style:font-size-complex="28pt" style:font-weight-complex="bold"/>
    </style:style>
    <style:style style:name="T64" style:family="text">
      <style:text-properties fo:color="#729fcf" style:font-name="Liberation Sans" fo:font-size="28pt" fo:font-weight="bold" officeooo:rsid="0047cd17" style:font-name-asian="Microsoft YaHei" style:font-size-asian="28pt" style:font-weight-asian="bold" style:font-name-complex="Arial" style:font-size-complex="28pt" style:font-weight-complex="bold"/>
    </style:style>
    <style:style style:name="T65" style:family="text">
      <style:text-properties fo:color="#729fcf" style:font-name="Arial1" fo:font-size="12pt" fo:font-weight="bold" officeooo:rsid="0027e131" style:font-name-asian="Microsoft YaHei" style:font-size-asian="10.5pt" style:font-weight-asian="bold" style:font-name-complex="Arial" style:font-size-complex="12pt" style:font-weight-complex="bold"/>
    </style:style>
    <style:style style:name="T66" style:family="text">
      <style:text-properties fo:color="#729fcf" style:font-name="Arial1" fo:font-size="12pt" fo:font-weight="bold" officeooo:rsid="004ce80a" style:font-name-asian="Microsoft YaHei" style:font-size-asian="10.5pt" style:font-weight-asian="bold" style:font-name-complex="Arial" style:font-size-complex="12pt" style:font-weight-complex="bold"/>
    </style:style>
    <style:style style:name="T67" style:family="text">
      <style:text-properties officeooo:rsid="005aa19d"/>
    </style:style>
    <style:style style:name="T68" style:family="text">
      <style:text-properties officeooo:rsid="006fe324"/>
    </style:style>
    <style:style style:name="T69" style:family="text">
      <style:text-properties officeooo:rsid="0076a258"/>
    </style:style>
    <style:style style:name="T70" style:family="text">
      <style:text-properties officeooo:rsid="007ae66a"/>
    </style:style>
    <style:style style:name="T71" style:family="text">
      <style:text-properties officeooo:rsid="007cd0c4"/>
    </style:style>
    <style:style style:name="T72" style:family="text">
      <style:text-properties officeooo:rsid="008bb4fc"/>
    </style:style>
    <style:style style:name="T73" style:family="text">
      <style:text-properties fo:color="#5983b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4" style:family="text">
      <style:text-properties fo:color="#5983b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75" style:family="text">
      <style:text-properties fo:color="#5983b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6" style:family="text">
      <style:text-properties officeooo:rsid="00a851e4"/>
    </style:style>
    <style:style style:name="T77" style:family="text">
      <style:text-properties officeooo:rsid="00a9b408"/>
    </style:style>
    <style:style style:name="T78" style:family="text">
      <style:text-properties officeooo:rsid="00badfde"/>
    </style:style>
    <style:style style:name="T79" style:family="text">
      <style:text-properties officeooo:rsid="00bc6688"/>
    </style:style>
    <style:style style:name="T80" style:family="text">
      <style:text-properties officeooo:rsid="00bd4de0"/>
    </style:style>
    <style:style style:name="T81" style:family="text">
      <style:text-properties officeooo:rsid="00be60bf"/>
    </style:style>
    <style:style style:name="T82" style:family="text">
      <style:text-properties officeooo:rsid="00c86404"/>
    </style:style>
    <style:style style:name="T83" style:family="text">
      <style:text-properties officeooo:rsid="00c8eba5"/>
    </style:style>
    <style:style style:name="T84" style:family="text">
      <style:text-properties officeooo:rsid="00d3f207"/>
    </style:style>
    <style:style style:name="T85" style:family="text">
      <style:text-properties officeooo:rsid="00d57d36"/>
    </style:style>
    <style:style style:name="T86" style:family="text">
      <style:text-properties officeooo:rsid="00d733ce"/>
    </style:style>
    <style:style style:name="T87" style:family="text">
      <style:text-properties officeooo:rsid="00dfb58d"/>
    </style:style>
    <style:style style:name="T88" style:family="text">
      <style:text-properties officeooo:rsid="00e09bf5"/>
    </style:style>
    <style:style style:name="T89" style:family="text">
      <style:text-properties officeooo:rsid="00e36a3b"/>
    </style:style>
    <style:style style:name="T90" style:family="text">
      <style:text-properties officeooo:rsid="00e9e3fc"/>
    </style:style>
    <style:style style:name="T91" style:family="text">
      <style:text-properties officeooo:rsid="00f0417c"/>
    </style:style>
    <style:style style:name="T92" style:family="text">
      <style:text-properties officeooo:rsid="00f8687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3">A</text:span><text:span text:style-name="T64">satru PHP -</text:span><text:span text:style-name="T61"> </text:span><text:span text:style-name="T60">D</text:span><text:span text:style-name="T62">ocumentation</text:span></text:p>
      <text:p text:style-name="P2"/>
      <text:p text:style-name="P2"/>
      <text:p text:style-name="P67"><text:span text:style-name="T52">Codename: </text:span><text:span text:style-name="T56">d</text:span><text:span text:style-name="T55">nyAsatruPHP</text:span></text:p>
      <text:p text:style-name="P67"><text:span text:style-name="T52">Author: </text:span><text:span text:style-name="T56">D</text:span><text:span text:style-name="T58">aniel Brendel</text:span><text:span text:style-name="T56"> &lt;</text:span><text:span text:style-name="T73">d</text:span><text:span text:style-name="T74">brendel1988@g</text:span><text:span text:style-name="T75">mail</text:span><text:span text:style-name="T74">.com</text:span><text:span text:style-name="T56">&gt;</text:span></text:p>
      <text:p text:style-name="P67"><text:span text:style-name="T52">Version: </text:span><text:span text:style-name="T56">1.0</text:span></text:p>
      <text:p text:style-name="P90"><text:span text:style-name="T53">License:</text:span><text:span text:style-name="T55"> T</text:span><text:span text:style-name="T57">he MIT license</text:span></text:p>
      <text:p text:style-name="P64"/>
      <text:p text:style-name="P91"><text:span text:style-name="T57">©</text:span><text:span text:style-name="T54"> 2019 – 2020 by Daniel Brendel</text:span></text:p>
      <text:p text:style-name="P3"/>
      <text:p text:style-name="P4"/>
      <text:p text:style-name="P66">W<text:span text:style-name="T5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5"/>
      <text:h text:style-name="P9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974567160" text:style-name="L1">
        <text:list-item>
          <text:p text:style-name="P111">Create a new folder where you want to have your project in</text:p>
        </text:list-item>
        <text:list-item>
          <text:p text:style-name="P111">Open your desired command terminal and switch to the directory</text:p>
        </text:list-item>
        <text:list-item>
          <text:p text:style-name="P111">Run the command: composer create-project danielbrendel/asatru-php</text:p>
        </text:list-item>
        <text:list-item>
          <text:p text:style-name="P111">Wait until composer has finished its job.</text:p>
        </text:list-item>
        <text:list-item>
          <text:p text:style-name="P111">That‘s it. You can now start developing apps with the framework.</text:p>
        </text:list-item>
        <text:list-item>
          <text:p text:style-name="P112">If everything worked fine you should see a welcome message under &lt;url&gt;/&lt;project-dir&gt;/<text:span text:style-name="T70">index</text:span></text:p>
        </text:list-item>
      </text:list>
      <text:p text:style-name="P7"/>
      <text:p text:style-name="P7"/>
      <text:p text:style-name="P7"/>
      <text:h text:style-name="P110" text:outline-level="2"><text:bookmark-start text:name="__RefHeading___Toc283_4260699229"/><text:span text:style-name="T65">C</text:span><text:span text:style-name="T66">ontroller</text:span><text:bookmark-end text:name="__RefHeading___Toc283_4260699229"/></text:h>
      <text:p text:style-name="P79"/>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984633667" text:style-name="L2">
        <text:list-item>
          <text:p text:style-name="P154">Asatru\View\ViewHandler: Let‘s you return a view. See section ‚Views‘ for details</text:p>
        </text:list-item>
        <text:list-item>
          <text:p text:style-name="P154">Asatru\View\PlainHandler: Let‘s you return plain text. No HTML is rendered</text:p>
        </text:list-item>
        <text:list-item>
          <text:p text:style-name="P155">Asatru\View\JsonHandler: Let‘s you return Json <text:span text:style-name="T92">content</text:span></text:p>
        </text:list-item>
        <text:list-item>
          <text:p text:style-name="P156">Asatru\View\XmlHandler: Let‘s you return XML <text:span text:style-name="T92">content</text:span></text:p>
        </text:list-item>
        <text:list-item>
          <text:p text:style-name="P157">Asatru\View\CsvHandler: Let‘s you return CSV content</text:p>
        </text:list-item>
        <text:list-item>
          <text:p text:style-name="P154">Asatru\View\RedirectHandler: Let‘s you redirect to an URL</text:p>
        </text:list-item>
        <text:list-item>
          <text:p text:style-name="P154">Asatru\View\DownloadHandler: Let the client download a file</text:p>
        </text:list-item>
        <text:list-item>
          <text:p text:style-name="P158">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POST or GET data:</text:p>
      <text:list xml:id="list3088406007" text:style-name="L3">
        <text:list-item>
          <text:p text:style-name="P159">Call $request→arg(&lt;name&gt;) in order to fetch an URL parameter</text:p>
        </text:list-item>
        <text:list-item>
          <text:p text:style-name="P159">Call $request→params()→query(&lt;name&gt;) fo fetch a POST or GET parameter.</text:p>
        </text:list-item>
      </text:list>
      <text:p text:style-name="P71"/>
      <text:p text:style-name="P89">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371605078" text:style-name="L4">
        <text:list-item>
          <text:p text:style-name="P160"><text:soft-page-break/>required: This item must be provided</text:p>
        </text:list-item>
        <text:list-item>
          <text:p text:style-name="P160">email: The item must contain a valid E-Mail address</text:p>
        </text:list-item>
        <text:list-item>
          <text:p text:style-name="P160">min:&lt;num&gt; The item must contain at least &lt;num&gt; characters</text:p>
        </text:list-item>
        <text:list-item>
          <text:p text:style-name="P160">max:&lt;num&gt; The item must contain not more than &lt;num&gt; characters</text:p>
        </text:list-item>
        <text:list-item>
          <text:p text:style-name="P161">datetime The item needs to be in a valid datetime format</text:p>
        </text:list-item>
        <text:list-item>
          <text:p text:style-name="P172">number The item needs to be a valid number</text:p>
        </text:list-item>
        <text:list-item>
          <text:p text:style-name="P172">regex:pattern The item must match the regex pattern</text:p>
          <text:p text:style-name="P172"/>
        </text:list-item>
      </text:list>
      <text:p text:style-name="P87">Separate a validator with the | character, e.g. „required|email“.</text:p>
      <text:p text:style-name="P87"/>
      <text:p text:style-name="P86">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023555848" text:style-name="L5">
        <text:list-item>
          <text:p text:style-name="P162">public function getIdent(): Return the name of your validator ident. This is used in the validation string identifying your validator. </text:p>
        </text:list-item>
        <text:list-item>
          <text:p text:style-name="P162">Public function verify($value, $args = null): This method is used to validate the data. It recieves the value that needs to be checked and optionally arguments that to adjust the validation</text:p>
        </text:list-item>
        <text:list-item>
          <text:p text:style-name="P162">public function getError(): Here you need to return an error string describing the failure if the validation has failed </text:p>
        </text:list-item>
      </text:list>
      <text:p text:style-name="P86"/>
      <text:p text:style-name="P86">You can create a validator comfortably using the asatru CLI command.</text:p>
      <text:p text:style-name="P86"/>
      <text:p text:style-name="P86">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98" text:outline-level="2"><text:bookmark-start text:name="__RefHeading___Toc285_4260699229"/>V<text:span text:style-name="T67">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2837102154" text:style-name="L6">
        <text:list-item>
          <text:p text:style-name="P113">ViewHandler::setVars(&lt;array&gt;): Let‘s you pass variables to the view <text:span text:style-name="T82">as key-value pairs</text:span></text:p>
        </text:list-item>
        <text:list-item>
          <text:p text:style-name="P113">ViewHandler::setLayout(&lt;string&gt;): Let‘s you specify the layout file to be used</text:p>
        </text:list-item>
        <text:list-item>
          <text:p text:style-name="P113">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83">key-value paired </text:span>variables array. <text:span text:style-name="T88">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63844111" text:style-name="L7">
        <text:list-item>
          <text:p text:style-name="P164"><text:span text:style-name="T2">@if: </text:span><text:span text:style-name="T10">Renders</text:span><text:span text:style-name="T2"> an if statement, for instance: @if ($myvar === true)</text:span></text:p>
        </text:list-item>
        <text:list-item>
          <text:p text:style-name="P114">@elseif: Continue with an alternative if statement. For instance: @elseif ($myvar === false)</text:p>
        </text:list-item>
        <text:list-item>
          <text:p text:style-name="P114">@else: Specify an else statement</text:p>
        </text:list-item>
        <text:list-item>
          <text:p text:style-name="P114">@endif: Ends the if condition</text:p>
        </text:list-item>
        <text:list-item>
          <text:p text:style-name="P164"><text:span text:style-name="T2">@for: </text:span><text:span text:style-name="T10">Renders</text:span><text:span text:style-name="T2"> a for loop. For instance: @</text:span><text:span text:style-name="T10">for ($i = 0; $i &lt; 10; $i++)</text:span></text:p>
        </text:list-item>
        <text:list-item>
          <text:p text:style-name="P115">@endfor: Ends the for loop</text:p>
        </text:list-item>
        <text:list-item>
          <text:p text:style-name="P163"><text:span text:style-name="T10">@foreach: Renders a foreach loop. </text:span><text:span text:style-name="T11">For instance: @foreach ($tokens as $token)</text:span></text:p>
        </text:list-item>
        <text:list-item>
          <text:p text:style-name="P116">@endforeach: Ends the foreach statement</text:p>
        </text:list-item>
        <text:list-item>
          <text:p text:style-name="P116">@while: Renders a while statement. For instance: @while ($a &lt; 10)</text:p>
        </text:list-item>
        <text:list-item>
          <text:p text:style-name="P116">@endwhile: Ends a while statement</text:p>
        </text:list-item>
        <text:list-item>
          <text:p text:style-name="P117">@break: Renders a break statement</text:p>
        </text:list-item>
        <text:list-item>
          <text:p text:style-name="P117">@continue: Renders a continue statement</text:p>
        </text:list-item>
        <text:list-item>
          <text:p text:style-name="P117">@switch: Renders a switch statement. For instance @switch ($var)</text:p>
        </text:list-item>
        <text:list-item>
          <text:p text:style-name="P117">@case: Renders a case condition. For instance @case 1</text:p>
        </text:list-item>
        <text:list-item>
          <text:p text:style-name="P117">@default: Renders a default condition.</text:p>
        </text:list-item>
        <text:list-item>
          <text:p text:style-name="P117">@endswitch: Ends the switch statement</text:p>
        </text:list-item>
        <text:list-item>
          <text:p text:style-name="P117">@comment: Renders a comment. For instance @comment This is rendered as a comment</text:p>
        </text:list-item>
        <text:list-item>
          <text:p text:style-name="P117">@include: Replaces the line with the rendered content of the specified file. For instance @include „my-file.php“</text:p>
        </text:list-item>
        <text:list-item>
          <text:p text:style-name="P117">@isset: Checks whether an object is set</text:p>
        </text:list-item>
        <text:list-item>
          <text:p text:style-name="P117">@isnotset: Checks whether an object is not set</text:p>
        </text:list-item>
        <text:list-item>
          <text:p text:style-name="P117">@endset: Ends the block if an isset/isnotset statement</text:p>
        </text:list-item>
        <text:list-item>
          <text:p text:style-name="P118">@end: Generic block ending</text:p>
        </text:list-item>
        <text:list-item>
          <text:p text:style-name="P116">@csrf: Inserts a hidden input field with the current CSRF token used for forms</text:p>
        </text:list-item>
        <text:list-item>
          <text:p text:style-name="P119">{{ &lt;output&gt; }}: This will output your code into the buffer. This can be used to output variables. Internally it uses htmlspecialchars in order to prevent XSS.</text:p>
        </text:list-item>
        <text:list-item>
          <text:p text:style-name="P120">@{{ expression }}: Will leave the expression wrapped in brackets.</text:p>
        </text:list-item>
      </text:list>
      <text:p text:style-name="P15"><text:soft-page-break/></text:p>
      <text:p text:style-name="P58">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100"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3"><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2"><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3053015982" text:style-name="L8">
        <text:list-item>
          <text:p text:style-name="P165"><text:span text:style-name="T21">M</text:span><text:span text:style-name="T2">odel::where(name, comparision, value): Use a conditional and-query. Call the method for each condition</text:span></text:p>
        </text:list-item>
        <text:list-item>
          <text:p text:style-name="P121">Model::whereOr(name, comparision, value): Use a conditional or-query. Call the method for each condition</text:p>
        </text:list-item>
        <text:list-item>
          <text:p text:style-name="P121">Model::limit(count): Limit the query result</text:p>
        </text:list-item>
        <text:list-item>
          <text:p text:style-name="P121">Model::groupBy(ident): Group items by ident</text:p>
        </text:list-item>
        <text:list-item>
          <text:p text:style-name="P121">Model::orderBy(ident, type): Order items by ident. Type is either asc or desc.</text:p>
        </text:list-item>
        <text:list-item>
          <text:p text:style-name="P121">Model::first(): Get first item</text:p>
        </text:list-item>
        <text:list-item>
          <text:p text:style-name="P121">Model::get(): Perform the query and get the items</text:p>
        </text:list-item>
        <text:list-item>
          <text:p text:style-name="P121">Model::all(): Get the entire table</text:p>
        </text:list-item>
        <text:list-item>
          <text:p text:style-name="P122">Model::find(id, key): Find an entry by id. Use key parameter if you want to specify the name of the key so look for</text:p>
        </text:list-item>
        <text:list-item>
          <text:p text:style-name="P121">Model::count(): Get the amount of found items</text:p>
        </text:list-item>
        <text:list-item>
          <text:p text:style-name="P123">Model::aggregate(type, column, opt:name): Find an aggregate of the column (avg, min, max, sum, etc.)</text:p>
        </text:list-item>
        <text:list-item>
          <text:p text:style-name="P123">Model::whereBetween(column, value1, value2): Use a conditional between and-query. Call the method for each condition</text:p>
        </text:list-item>
        <text:list-item>
          <text:p text:style-name="P123"><text:soft-page-break/>Model::whereBetweenOr(column, value1, value2): Use a conditional between or-query. Call the method for each condition</text:p>
        </text:list-item>
        <text:list-item>
          <text:p text:style-name="P121">Model::update(ident, value): Add this item to the updated item list</text:p>
        </text:list-item>
        <text:list-item>
          <text:p text:style-name="P121">Model::insert(ident, value): Add this item to the inserted item list</text:p>
        </text:list-item>
        <text:list-item>
          <text:p text:style-name="P121">Model::go(): Perform either an update or insert operation</text:p>
        </text:list-item>
        <text:list-item>
          <text:p text:style-name="P121">Model::delete(): Perform a delete operation</text:p>
        </text:list-item>
        <text:list-item>
          <text:p text:style-name="P124">Model::raw(qry, args): Perform a raw database operation</text:p>
        </text:list-item>
      </text:list>
      <text:p text:style-name="P96"><text:span text:style-name="T26">T</text:span><text:span text:style-name="T2">he result of the operation depends of the its kind:</text:span></text:p>
      <text:list xml:id="list2588520339" text:style-name="L9">
        <text:list-item>
          <text:p text:style-name="P125">For fetching data it returns an instance of Asatru\Database\Collection</text:p>
          <text:list>
            <text:list-item>
              <text:p text:style-name="P125">call the count() method to get the amount of collected entries</text:p>
            </text:list-item>
            <text:list-item>
              <text:p text:style-name="P125">call the get(&lt;ident&gt;) method to get the related item. This can be an instance of the collection class, too.</text:p>
            </text:list-item>
            <text:list-item>
              <text:p text:style-name="P125">Call each(&lt;callback&gt;) in order to iterate through all collected items</text:p>
            </text:list-item>
          </text:list>
        </text:list-item>
        <text:list-item>
          <text:p text:style-name="P125">For inserting, updating and deleting it returns a boolean indicating whether the operation could be executed</text:p>
        </text:list-item>
        <text:list-item>
          <text:p text:style-name="P125">For getting the count it returns the amount of found entries</text:p>
        </text:list-item>
      </text:list>
      <text:p text:style-name="P39"/>
      <text:p text:style-name="P85"><text:span text:style-name="T26">In order t</text:span><text:span text:style-name="T27">o manage migrations you can use the following functions:</text:span></text:p>
      <text:list xml:id="list4090971326" text:style-name="L10">
        <text:list-item>
          <text:p text:style-name="P126">migrate_fresh(): Drops all tables and recreates them</text:p>
        </text:list-item>
        <text:list-item>
          <text:p text:style-name="P126">migrate_list(): Runs only newly created migration scripts</text:p>
        </text:list-item>
        <text:list-item>
          <text:p text:style-name="P126">migrate_drop(): Drops all migrations</text:p>
        </text:list-item>
      </text:list>
      <text:p text:style-name="P44"/>
      <text:p text:style-name="P39"/>
      <text:p text:style-name="P81"><text:span text:style-name="T20">The database connection is adjusted via the .env file. S</text:span><text:span text:style-name="T21">ee</text:span><text:span text:style-name="T20"> the related section for details.</text:span></text:p>
      <text:p text:style-name="P43"/>
      <text:p text:style-name="P43"/>
      <text:h text:style-name="P99" text:outline-level="2"><text:bookmark-start text:name="__RefHeading___Toc968_4279494639"/>M<text:span text:style-name="T86">odules</text:span><text:bookmark-end text:name="__RefHeading___Toc968_4279494639"/></text:h>
      <text:p text:style-name="P12"/>
      <text:p text:style-name="P12">W<text:span text:style-name="T8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01" text:outline-level="2"><text:bookmark-start text:name="__RefHeading___Toc290_4260699229"/>A<text:span text:style-name="T6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1" text:outline-level="2"><text:bookmark-start text:name="__RefHeading___Toc292_4260699229"/>L<text:span text:style-name="T68">ocalization</text:span><text:bookmark-end text:name="__RefHeading___Toc292_4260699229"/></text:h>
      <text:p text:style-name="P22"/>
      <text:p text:style-name="P88"><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3"/>
      <text:p text:style-name="P84"><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1" text:outline-level="2"><text:bookmark-start text:name="__RefHeading___Toc294_4260699229"/>L<text:span text:style-name="T68">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3074716364" text:style-name="L11">
        <text:list-item>
          <text:p text:style-name="P127"><text:span text:style-name="T87">ASATRU_</text:span>LOG_INFO: An information message</text:p>
        </text:list-item>
        <text:list-item>
          <text:p text:style-name="P128"><text:span text:style-name="T87">ASATRU_</text:span>LOG_DEBUG: A debug message</text:p>
        </text:list-item>
        <text:list-item>
          <text:p text:style-name="P128"><text:span text:style-name="T87">ASATRU_</text:span>LOG_WARNING: A warning message</text:p>
        </text:list-item>
        <text:list-item>
          <text:p text:style-name="P128"><text:span text:style-name="T87">ASATRU_</text:span>LOG_ERROR: An error message</text:p>
        </text:list-item>
      </text:list>
      <text:p text:style-name="P23"/>
      <text:p text:style-name="P24">In order to clean the current log buffer use clearLog(). In order to force storing the current log buffer use storeLog().</text:p>
      <text:h text:style-name="P101" text:outline-level="2"><text:bookmark-start text:name="__RefHeading___Toc296_4260699229"/>E<text:span text:style-name="T68">nvironment configuration</text:span><text:bookmark-end text:name="__RefHeading___Toc296_4260699229"/></text:h>
      <text:p text:style-name="P25"/>
      <text:p text:style-name="P95"><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3346396489" text:style-name="L12">
        <text:list-item>
          <text:p text:style-name="P129">APP_NAME: The name of your app</text:p>
        </text:list-item>
        <text:list-item>
          <text:p text:style-name="P129">APP_VERSON: The version of your app</text:p>
        </text:list-item>
        <text:list-item>
          <text:p text:style-name="P129">APP_AUTHOR: The name of the author of the app</text:p>
        </text:list-item>
        <text:list-item>
          <text:p text:style-name="P129">APP_CONTACT: Contact information of the app</text:p>
        </text:list-item>
        <text:list-item>
          <text:p text:style-name="P129">APP_DEBUG: Toggle debug mode</text:p>
        </text:list-item>
        <text:list-item>
          <text:p text:style-name="P129">APP_BASEDIR: Use this to specify the base dir on the webserver where your project is located i<text:span text:style-name="T69">n</text:span></text:p>
        </text:list-item>
        <text:list-item>
          <text:p text:style-name="P129">APP_SESSION: Toggle here whether you want to use sessions in your app</text:p>
        </text:list-item>
        <text:list-item>
          <text:p text:style-name="P130">DB_ENABLE: Set to true if you want to connect to a database</text:p>
        </text:list-item>
        <text:list-item>
          <text:p text:style-name="P129">DB_HOST: The host address for your database connection</text:p>
        </text:list-item>
        <text:list-item>
          <text:p text:style-name="P129">DB_USER: The database user name</text:p>
        </text:list-item>
        <text:list-item>
          <text:p text:style-name="P129">DB_PASSWORD: The database password</text:p>
        </text:list-item>
        <text:list-item>
          <text:p text:style-name="P129">DB_PORT: The port which shall be used for connection</text:p>
        </text:list-item>
        <text:list-item>
          <text:p text:style-name="P129">DB_DATABASE: The name of the actual database</text:p>
        </text:list-item>
        <text:list-item>
          <text:p text:style-name="P166"><text:span text:style-name="T39">DB_DRIVER: The driver to be used. Currently o</text:span><text:span text:style-name="T40">nly MySQL is supported</text:span></text:p>
        </text:list-item>
        <text:list-item>
          <text:p text:style-name="P167"><text:span text:style-name="T40">S</text:span><text:span text:style-name="T2">MTP_FROMNAME: Specify the name of the sender, e.g. your application name</text:span></text:p>
        </text:list-item>
        <text:list-item>
          <text:p text:style-name="P131">SMTP_FROMADDRESS: Specify the e-mail address which shall be used as the sender address</text:p>
        </text:list-item>
        <text:list-item>
          <text:p text:style-name="P131">SMTP_HOST: Hostname or address of the SMTP server</text:p>
        </text:list-item>
        <text:list-item>
          <text:p text:style-name="P131">SMTP_PORT: Port to connect through, e.g. 587 for TLS encrypted connection</text:p>
        </text:list-item>
        <text:list-item>
          <text:p text:style-name="P131">SMTP_USERNAME: Login name for the server</text:p>
        </text:list-item>
        <text:list-item>
          <text:p text:style-name="P131">SMTP_PASSWORD: Login password for the server</text:p>
        </text:list-item>
        <text:list-item>
          <text:p text:style-name="P131">SMTP_ENCRYPTION: Either ‚tls‘ or ‚smtps‘.</text:p>
        </text:list-item>
      </text:list>
      <text:p text:style-name="P26"/>
      <text:p text:style-name="P78"><text:span text:style-name="T2">To query an environment variable you can just use the $_ENV superglobal or use the env_get() function. </text:span><text:span text:style-name="T19">These helper function exists:</text:span></text:p>
      <text:list xml:id="list995393762" text:style-name="L13">
        <text:list-item>
          <text:p text:style-name="P132">env_parse(&lt;file&gt;): Parse additional .env files</text:p>
        </text:list-item>
        <text:list-item>
          <text:p text:style-name="P132">env_get(&lt;ident&gt;): Query an environment variable value</text:p>
        </text:list-item>
        <text:list-item>
          <text:p text:style-name="P132">env_clear(): Clear all variables. This is normally not needed</text:p>
        </text:list-item>
        <text:list-item>
          <text:p text:style-name="P132">env_hash_error(): Check if there has been an error when parsing the env file</text:p>
        </text:list-item>
        <text:list-item>
          <text:p text:style-name="P132">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1" text:outline-level="2"><text:bookmark-start text:name="__RefHeading___Toc298_4260699229"/>H<text:span text:style-name="T68">elpers</text:span><text:bookmark-end text:name="__RefHeading___Toc298_4260699229"/></text:h>
      <text:p text:style-name="P29"/>
      <text:p text:style-name="P29">The framework provides some basic helper functions in order to ease your workflow. The following ones exist:</text:p>
      <text:list xml:id="list1959158237" text:style-name="L14">
        <text:list-item>
          <text:p text:style-name="P133">base_path(): Returns the full path to your projects root directory</text:p>
        </text:list-item>
        <text:list-item>
          <text:p text:style-name="P133">app_path(): Returns the full path to your app directory</text:p>
        </text:list-item>
        <text:list-item>
          <text:p text:style-name="P133">resource_path(): Returns the full path to your resources directory</text:p>
        </text:list-item>
        <text:list-item>
          <text:p text:style-name="P133">base_url(): Returns the full URL to your projects folder</text:p>
        </text:list-item>
        <text:list-item>
          <text:p text:style-name="P134">url($path): Return the full URL to the given path</text:p>
        </text:list-item>
        <text:list-item>
          <text:p text:style-name="P133">app_url(): Returns the full URL to your app directory</text:p>
        </text:list-item>
        <text:list-item>
          <text:p text:style-name="P133">resource_url(): Returns the full URL to your resources directory</text:p>
        </text:list-item>
        <text:list-item>
          <text:p text:style-name="P135">asset($path): Return the full URL to the specified asset</text:p>
        </text:list-item>
        <text:list-item>
          <text:p text:style-name="P133">csrf_token(): Returns the current CSRF token of your session</text:p>
        </text:list-item>
        <text:list-item>
          <text:p text:style-name="P136">template_command(<text:span text:style-name="T8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85">must be </text:span>wrapped in brackets <text:span text:style-name="T85">like valid PHP code</text:span>). Return value is a string with the <text:span text:style-name="T84">code that the template command line shall be replaced with.</text:span></text:p>
        </text:list-item>
        <text:list-item>
          <text:p text:style-name="P137">view($layout, array $yields, $vars = array()): Short way of spawning a ViewHandler instance.</text:p>
        </text:list-item>
        <text:list-item>
          <text:p text:style-name="P138">json(array $content): Short way of returning JSON content</text:p>
        </text:list-item>
        <text:list-item>
          <text:p text:style-name="P138">xml(array $content, $root = ‚data‘): Short way of returning XML content</text:p>
        </text:list-item>
        <text:list-item>
          <text:p text:style-name="P138">csv(array $content, array $header = null): Short way of returning CSV content</text:p>
        </text:list-item>
        <text:list-item>
          <text:p text:style-name="P139">text($content): Short way of returning plain text content</text:p>
        </text:list-item>
        <text:list-item>
          <text:p text:style-name="P140">custom($type, $content): Short way of returning custom content</text:p>
        </text:list-item>
        <text:list-item>
          <text:p text:style-name="P139">redirect($to): Short way of redirecting to an URL</text:p>
        </text:list-item>
        <text:list-item>
          <text:p text:style-name="P139">download($resource): Short way of letting the client download a resource</text:p>
        </text:list-item>
        <text:list-item>
          <text:p text:style-name="P141">env($item, $fallback = null): Shortname function to call env_get().</text:p>
        </text:list-item>
      </text:list>
      <text:p text:style-name="P60"/>
      <text:p text:style-name="P94"><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1" text:outline-level="2"><text:bookmark-start text:name="__RefHeading___Toc300_4260699229"/>E<text:span text:style-name="T68">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02" text:outline-level="2"><text:bookmark-start text:name="__RefHeading___Toc546_1386177123"/>C<text:span text:style-name="T71">LI interface</text:span><text:bookmark-end text:name="__RefHeading___Toc546_1386177123"/></text:h>
      <text:p text:style-name="P31"/>
      <text:p text:style-name="P31">A<text:span text:style-name="T71">satru PHP comes with a handy CLI interface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667438394" text:style-name="L15">
        <text:list-item>
          <text:p text:style-name="P142">help: Displays the help text</text:p>
        </text:list-item>
        <text:list-item>
          <text:p text:style-name="P142"><text:span text:style-name="T72">make:</text:span>model &lt;name&gt; &lt;table&gt;: Creates a model and migration file where name is the name of the model and table is the associated table of the database</text:p>
        </text:list-item>
        <text:list-item>
          <text:p text:style-name="P144">make:module &lt;name&gt;: Creates a new module that is dedicated to your business logic</text:p>
        </text:list-item>
        <text:list-item>
          <text:p text:style-name="P143"><text:span text:style-name="T72">make:</text:span>controller &lt;name&gt;: Creates a new controller</text:p>
        </text:list-item>
        <text:list-item>
          <text:p text:style-name="P143"><text:span text:style-name="T72">make:</text:span>language &lt;ident&gt;: Creates a new language folder structure with an app.php</text:p>
        </text:list-item>
        <text:list-item>
          <text:p text:style-name="P145">make:validator &lt;name&gt; &lt;ident&gt;: Creates a new validator with the given name and the associated validator ident</text:p>
        </text:list-item>
        <text:list-item>
          <text:p text:style-name="P146">make:auth: Creates a model and migration used for authentication</text:p>
        </text:list-item>
        <text:list-item>
          <text:p text:style-name="P147">make:cache: Creates a model and migration used for caching</text:p>
        </text:list-item>
        <text:list-item>
          <text:p text:style-name="P148">make:test &lt;name&gt;: Creates a new test case with the given name</text:p>
        </text:list-item>
        <text:list-item>
          <text:p text:style-name="P142">migrate:<text:span text:style-name="T72">fresh</text:span>: Creates a fresh migration of your database. Warning: This will erase all previously inserted data, so please be careful.</text:p>
        </text:list-item>
        <text:list-item>
          <text:p text:style-name="P149">migrate:list: This will only run the newly created migrations</text:p>
        </text:list-item>
        <text:list-item>
          <text:p text:style-name="P149">migrate:drop: This drops all migrations</text:p>
        </text:list-item>
        <text:list-item>
          <text:p text:style-name="P168"><text:span text:style-name="T25">s</text:span><text:span text:style-name="T24">erve</text:span><text:span text:style-name="T25"> &lt;port&gt;: Starts a development server. If port is not provided it uses the port 8000.</text:span></text:p>
        </text:list-item>
      </text:list>
      <text:p text:style-name="P41"/>
      <text:p text:style-name="P45">Note that the CLI interface is only available in debug mode.</text:p>
      <text:h text:style-name="P103" text:outline-level="2"><text:bookmark-start text:name="__RefHeading___Toc753_2058331456"/>E<text:span text:style-name="T76">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7">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80"/>
      <text:h text:style-name="P104" text:outline-level="2"><text:bookmark-start text:name="__RefHeading___Toc847_4258218402"/>A<text:span text:style-name="T78">uthentication</text:span><text:bookmark-end text:name="__RefHeading___Toc847_4258218402"/></text:h>
      <text:p text:style-name="P33"/>
      <text:p text:style-name="P47">V<text:span text:style-name="T78">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399954975" text:style-name="L16">
        <text:list-item>
          <text:p text:style-name="P150">register(username, email, password): To register a new user</text:p>
        </text:list-item>
        <text:list-item>
          <text:p text:style-name="P150">login(email): To log a user in</text:p>
        </text:list-item>
        <text:list-item>
          <text:p text:style-name="P150">logout(email): To log a user out</text:p>
        </text:list-item>
        <text:list-item>
          <text:p text:style-name="P150">isUserLoggedIn(opt:email): Check if a user is logged in by email or by session ID</text:p>
        </text:list-item>
        <text:list-item>
          <text:p text:style-name="P150">getByEmail(email): Get a user data object by email</text:p>
        </text:list-item>
        <text:list-item>
          <text:p text:style-name="P150">getBySession(): Get a user data object by session (only when logged in)</text:p>
        </text:list-item>
      </text:list>
      <text:p text:style-name="P54"/>
      <text:p text:style-name="P54"/>
      <text:h text:style-name="P105" text:outline-level="2"><text:bookmark-start text:name="__RefHeading___Toc1000_2949499612"/>C<text:span text:style-name="T89">aching</text:span><text:bookmark-end text:name="__RefHeading___Toc1000_2949499612"/></text:h>
      <text:p text:style-name="P36"/>
      <text:p text:style-name="P50">V<text:span text:style-name="T78">ia the Asatru CLI you can create a caching model and migration. Be sure to run the migration command (preferably list) after you have issued the command.</text:span></text:p>
      <text:p text:style-name="P50"/>
      <text:p text:style-name="P92"><text:span text:style-name="T42">The c</text:span><text:span text:style-name="T44">ache</text:span><text:span text:style-name="T42"> model provides you with the following methods:</text:span></text:p>
      <text:list xml:id="list223134969406826" text:continue-numbering="true" text:style-name="L16">
        <text:list-item>
          <text:p text:style-name="P169"><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70"><text:span text:style-name="T41">h</text:span><text:span text:style-name="T2">as(ident): To check if an item exists in the cache</text:span></text:p>
        </text:list-item>
        <text:list-item>
          <text:p text:style-name="P151">pull(ident): To obtain and remove an item from the cache</text:p>
        </text:list-item>
        <text:list-item>
          <text:p text:style-name="P169"><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6" text:outline-level="2"><text:bookmark-start text:name="__RefHeading___Toc849_4258218402"/>T<text:span text:style-name="T79">esting</text:span><text:bookmark-end text:name="__RefHeading___Toc849_4258218402"/></text:h>
      <text:p text:style-name="P34"/>
      <text:p text:style-name="P48">A<text:span text:style-name="T7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07" text:outline-level="2"><text:bookmark-start text:name="__RefHeading___Toc920_2909966481"/>mail() wrapper<text:bookmark-end text:name="__RefHeading___Toc920_2909966481"/></text:h>
      <text:p text:style-name="P35"/>
      <text:p text:style-name="P49">T<text:span text:style-name="T80">he framework comes with a convenience wrapper for the PHP inbuilt mail() function. It can be used to use views with templating as mail content.</text:span></text:p>
      <text:p text:style-name="P49"/>
      <text:p text:style-name="P57">The <text:span text:style-name="T81">related Asatru\Mailwrapper\Mail </text:span>class provides the following methods:</text:p>
      <text:list xml:id="list2350267896" text:style-name="L17">
        <text:list-item>
          <text:p text:style-name="P152">setRecipient(value): The E-Mail address of the recipient</text:p>
        </text:list-item>
        <text:list-item>
          <text:p text:style-name="P152">setSubject(value): The subject</text:p>
        </text:list-item>
        <text:list-item>
          <text:p text:style-name="P152">setView(layout, array yields, opt:data): Used layout and yields with optionally variables</text:p>
        </text:list-item>
        <text:list-item>
          <text:p text:style-name="P152">setAdditionalHeaders(headers): Set additional header information as string here</text:p>
        </text:list-item>
        <text:list-item>
          <text:p text:style-name="P152">setAdditionalParameters(params): Set additional parameters as string here</text:p>
        </text:list-item>
        <text:list-item>
          <text:p text:style-name="P152">send(): Actually call mail() to send the E-Mail</text:p>
        </text:list-item>
      </text:list>
      <text:p text:style-name="P57"/>
      <text:p text:style-name="P57"/>
      <text:h text:style-name="P108" text:outline-level="2"><text:bookmark-start text:name="__RefHeading___Toc1079_437835681"/>S<text:span text:style-name="T90">MTP Mailer</text:span><text:bookmark-end text:name="__RefHeading___Toc1079_437835681"/></text:h>
      <text:p text:style-name="P37"/>
      <text:p text:style-name="P51">T<text:span text:style-name="T9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93"><text:span text:style-name="T45">The </text:span><text:span text:style-name="T46">related Asatru\S</text:span><text:span text:style-name="T47">MTPMailer\SMTPMailer</text:span><text:span text:style-name="T46"> </text:span><text:span text:style-name="T45">class provides the following methods:</text:span></text:p>
      <text:list xml:id="list223135098850422" text:continue-numbering="true" text:style-name="L17">
        <text:list-item>
          <text:p text:style-name="P153">setRecipient(value): The E-Mail address of the recipient</text:p>
        </text:list-item>
        <text:list-item>
          <text:p text:style-name="P153">setSubject(value): The subject</text:p>
        </text:list-item>
        <text:list-item>
          <text:p text:style-name="P153">setView(layout, array yields, opt:data): Used layout and yields with optionally variables</text:p>
        </text:list-item>
        <text:list-item>
          <text:p text:style-name="P171"><text:span text:style-name="T45">send(): S</text:span><text:span text:style-name="T47">end the mail using the SMTP server</text:span></text:p>
        </text:list-item>
      </text:list>
      <text:p text:style-name="P62"/>
      <text:p text:style-name="P62"/>
      <text:p text:style-name="P62"/>
      <text:h text:style-name="P109" text:outline-level="2"><text:bookmark-start text:name="__RefHeading___Toc1156_3253660900"/>n<text:span text:style-name="T91">pm/webpack</text:span><text:bookmark-end text:name="__RefHeading___Toc1156_3253660900"/></text:h>
      <text:p text:style-name="P38"/>
      <text:p text:style-name="P63">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2"/>
      <text:p text:style-name="P61">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14T22:31:21.251000000</dc:date>
    <meta:editing-duration>PT8H13M40S</meta:editing-duration>
    <meta:editing-cycles>202</meta:editing-cycles>
    <meta:generator>LibreOffice/6.3.6.2$Windows_X86_64 LibreOffice_project/2196df99b074d8a661f4036fca8fa0cbfa33a497</meta:generator>
    <meta:document-statistic meta:table-count="0" meta:image-count="0" meta:object-count="0" meta:page-count="24" meta:paragraph-count="275" meta:word-count="4498" meta:character-count="27285" meta:non-whitespace-character-count="23212"/>
  </office:meta>
</office:document-meta>
</file>